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4800000133F364BE0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57cm" svg:height="10.798cm" draw:transform="skewX (0.0310668606854991) translate (4.915cm 9.3cm)">
          <draw:image xlink:href="Pictures/100000000000014800000133F364BE0E.png" xlink:type="simple" xlink:show="embed" xlink:actuate="onLoad">
            <text:p/>
          </draw:image>
        </draw:frame>
        <draw:custom-shape draw:style-name="gr2" draw:text-style-name="P1" draw:layer="layout" svg:width="1.944cm" svg:height="1.383cm" draw:transform="skewX (-0.0513126800086333) rotate (0.0472984227290463) translate (7.054cm 13.694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3cm" svg:height="0.3cm" svg:x="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4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cm" svg:height="0.3cm" svg:x="8.4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6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6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2cm" svg:height="1.396cm" draw:transform="skewX (0.14468779499033) rotate (0.0481710873550435) translate (7.136cm 15.096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962cm" svg:height="1.396cm" draw:transform="skewX (0.14468779499033) rotate (0.0481710873550435) translate (7.036cm 16.496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3cm" svg:height="0.3cm" svg:x="8.3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3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46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5cm" svg:y="14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9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8cm" svg:y="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30T18:03:11.005977844</dc:date>
    <dc:creator>Frederik </dc:creator>
    <meta:generator>LibreOffice/4.2.8.2$Linux_x86 LibreOffice_project/420m0$Build-2</meta:generator>
    <meta:editing-duration>P0D</meta:editing-duration>
    <meta:editing-cycles>1</meta:editing-cycles>
    <meta:document-statistic meta:object-count="18"/>
  </office:meta>
</office:document-meta>
</file>